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MathJax_Typewriter" svg:font-family="MathJax_Typewrit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Ubuntu1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56eda9" officeooo:paragraph-rsid="00839de2" style:font-name-asian="Ubuntu2" style:font-size-asian="8pt" style:font-name-complex="Ubuntu2" style:font-size-complex="8pt"/>
    </style:style>
    <style:style style:name="P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56eda9" officeooo:paragraph-rsid="0092384f" style:font-name-asian="Ubuntu2" style:font-size-asian="8pt" style:font-name-complex="Ubuntu2" style:font-size-complex="8pt"/>
    </style:style>
    <style:style style:name="P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56eda9" officeooo:paragraph-rsid="0094fb72" style:font-name-asian="Ubuntu2" style:font-size-asian="8pt" style:font-name-complex="Ubuntu2" style:font-size-complex="8pt"/>
    </style:style>
    <style:style style:name="P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7c019" officeooo:paragraph-rsid="00839de2" style:font-name-asian="Ubuntu2" style:font-size-asian="8pt" style:font-name-complex="Ubuntu2" style:font-size-complex="8pt"/>
    </style:style>
    <style:style style:name="P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7c019" officeooo:paragraph-rsid="0094fb72" style:font-name-asian="Ubuntu2" style:font-size-asian="8pt" style:font-name-complex="Ubuntu2" style:font-size-complex="8pt"/>
    </style:style>
    <style:style style:name="P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71c9ce" officeooo:paragraph-rsid="00839de2" style:font-name-asian="Ubuntu2" style:font-size-asian="8pt" style:font-name-complex="Ubuntu2" style:font-size-complex="8pt"/>
    </style:style>
    <style:style style:name="P7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Ubuntu1" fo:font-size="12pt" fo:font-weight="bold" officeooo:rsid="00632abf" officeooo:paragraph-rsid="00632abf" style:font-name-asian="Ubuntu2" style:font-size-asian="12pt" style:font-weight-asian="bold" style:font-name-complex="Ubuntu2" style:font-size-complex="12pt"/>
    </style:style>
    <style:style style:name="P8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Ubuntu1" fo:font-size="12pt" fo:font-weight="bold" officeooo:rsid="007d7c4d" officeooo:paragraph-rsid="001c237a" style:font-name-asian="Ubuntu2" style:font-size-asian="12pt" style:font-weight-asian="bold" style:font-name-complex="Ubuntu2" style:font-size-complex="12pt"/>
    </style:style>
    <style:style style:name="P9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4fed3f" officeooo:paragraph-rsid="00839de2" style:font-name-asian="Ubuntu2" style:font-size-asian="8pt" style:font-name-complex="Ubuntu2" style:font-size-complex="8pt"/>
    </style:style>
    <style:style style:name="P10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645e56" officeooo:paragraph-rsid="00839de2" style:font-name-asian="Ubuntu2" style:font-size-asian="8pt" style:font-name-complex="Ubuntu2" style:font-size-complex="8pt"/>
    </style:style>
    <style:style style:name="P1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6ddfce" officeooo:paragraph-rsid="00839de2" style:font-name-asian="Ubuntu2" style:font-size-asian="8pt" style:font-name-complex="Ubuntu2" style:font-size-complex="8pt"/>
    </style:style>
    <style:style style:name="P1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fo:font-weight="bold" officeooo:rsid="007077dd" officeooo:paragraph-rsid="007077dd" style:font-name-asian="Ubuntu2" style:font-size-asian="8pt" style:font-weight-asian="bold" style:font-name-complex="Ubuntu2" style:font-size-complex="8pt"/>
    </style:style>
    <style:style style:name="P1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style:text-underline-style="solid" style:text-underline-width="auto" style:text-underline-color="font-color" officeooo:rsid="00632abf" officeooo:paragraph-rsid="00839de2" style:font-name-asian="Ubuntu2" style:font-size-asian="8pt" style:font-name-complex="Ubuntu2" style:font-size-complex="8pt"/>
    </style:style>
    <style:style style:name="P1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style:text-underline-style="solid" style:text-underline-width="auto" style:text-underline-color="font-color" officeooo:rsid="00698af6" officeooo:paragraph-rsid="00839de2" style:font-name-asian="Ubuntu2" style:font-size-asian="8pt" style:font-name-complex="Ubuntu2" style:font-size-complex="8pt"/>
    </style:style>
    <style:style style:name="P1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839de2"/>
    </style:style>
    <style:style style:name="P16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officeooo:paragraph-rsid="001c237a"/>
    </style:style>
    <style:style style:name="P17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rsid="0056eda9" officeooo:paragraph-rsid="00839de2"/>
    </style:style>
    <style:style style:name="P1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fo:font-size="8pt" style:text-underline-style="solid" style:text-underline-width="auto" style:text-underline-color="font-color" officeooo:rsid="006ddfce" officeooo:paragraph-rsid="00839de2" style:font-name-asian="Ubuntu2" style:font-size-asian="8pt" style:font-name-complex="Ubuntu2" style:font-size-complex="8pt"/>
    </style:style>
    <style:style style:name="P19" style:family="paragraph" style:parent-style-name="Standard">
      <loext:graphic-properties draw:fill="solid" draw:fill-color="#ffffff"/>
      <style:paragraph-properties fo:text-align="center" style:justify-single-word="false" fo:keep-together="auto" fo:orphans="0" fo:widows="0" fo:background-color="#ffffff" fo:padding="0cm" fo:border="none" fo:keep-with-next="auto"/>
      <style:text-properties style:font-name="Ubuntu1" fo:font-size="10pt" style:font-name-asian="Ubuntu2" style:font-size-asian="10pt" style:font-name-complex="Ubuntu2" style:font-size-complex="10pt"/>
    </style:style>
    <style:style style:name="P20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94fb72" officeooo:paragraph-rsid="0094fb72" style:font-name-asian="Ubuntu2" style:font-size-asian="8pt" style:font-name-complex="Ubuntu2" style:font-size-complex="8pt"/>
    </style:style>
    <style:style style:name="P2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94fb72" officeooo:paragraph-rsid="0095125b" style:font-name-asian="Ubuntu2" style:font-size-asian="8pt" style:font-name-complex="Ubuntu2" style:font-size-complex="8pt"/>
    </style:style>
    <style:style style:name="P2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95125b" officeooo:paragraph-rsid="0095125b" style:font-name-asian="Ubuntu2" style:font-size-asian="8pt" style:font-name-complex="Ubuntu2" style:font-size-complex="8pt"/>
    </style:style>
    <style:style style:name="P23" style:family="paragraph" style:parent-style-name="Standard">
      <loext:graphic-properties draw:fill="solid" draw:fill-color="#ffffff" draw:fill-image-width="0cm" draw:fill-image-height="0cm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95125b" officeooo:paragraph-rsid="0095125b" style:font-name-asian="Ubuntu2" style:font-size-asian="8pt" style:font-name-complex="Ubuntu2" style:font-size-complex="8pt"/>
    </style:style>
    <style:style style:name="P24" style:family="paragraph" style:parent-style-name="Standard" style:master-page-name="Standard">
      <loext:graphic-properties draw:fill="solid" draw:fill-color="#ffffff"/>
      <style:paragraph-properties fo:text-align="center" style:justify-single-word="false" fo:orphans="0" fo:widows="0" style:page-number="1" fo:background-color="#ffffff"/>
      <style:text-properties style:font-name="Ubuntu1" fo:font-size="12pt" fo:font-weight="bold" officeooo:rsid="00632abf" officeooo:paragraph-rsid="00632abf" style:font-name-asian="Ubuntu2" style:font-size-asian="12pt" style:font-weight-asian="bold" style:font-name-complex="Ubuntu2" style:font-size-complex="12pt"/>
    </style:style>
    <style:style style:name="T1" style:family="text">
      <style:text-properties style:font-name="Ubuntu1" fo:font-size="12pt" fo:font-weight="bold" style:font-name-asian="Ubuntu2" style:font-size-asian="12pt" style:font-weight-asian="bold" style:font-name-complex="Ubuntu2" style:font-size-complex="12pt"/>
    </style:style>
    <style:style style:name="T2" style:family="text">
      <style:text-properties style:font-name="Ubuntu1" fo:font-size="12pt" fo:font-weight="bold" officeooo:rsid="00065832" style:font-name-asian="Ubuntu2" style:font-size-asian="12pt" style:font-weight-asian="bold" style:font-name-complex="Ubuntu2" style:font-size-complex="12pt"/>
    </style:style>
    <style:style style:name="T3" style:family="text">
      <style:text-properties style:font-name="Ubuntu1" fo:font-size="12pt" fo:font-weight="bold" officeooo:rsid="00965874" style:font-name-asian="Ubuntu2" style:font-size-asian="12pt" style:font-weight-asian="bold" style:font-name-complex="Ubuntu2" style:font-size-complex="12pt"/>
    </style:style>
    <style:style style:name="T4" style:family="text">
      <style:text-properties style:font-name="Ubuntu1" fo:font-size="8pt" officeooo:rsid="004fed3f" style:font-name-asian="Ubuntu2" style:font-size-asian="8pt" style:font-name-complex="Ubuntu2" style:font-size-complex="8pt"/>
    </style:style>
    <style:style style:name="T5" style:family="text">
      <style:text-properties style:font-name="Ubuntu1" fo:font-size="8pt" officeooo:rsid="005f781d" style:font-name-asian="Ubuntu2" style:font-size-asian="8pt" style:font-name-complex="Ubuntu2" style:font-size-complex="8pt"/>
    </style:style>
    <style:style style:name="T6" style:family="text">
      <style:text-properties style:font-name="Ubuntu1" fo:font-size="8pt" officeooo:rsid="00632abf" style:font-name-asian="Ubuntu2" style:font-size-asian="8pt" style:font-name-complex="Ubuntu2" style:font-size-complex="8pt"/>
    </style:style>
    <style:style style:name="T7" style:family="text">
      <style:text-properties style:font-name="Ubuntu1" fo:font-size="8pt" officeooo:rsid="006ddfce" style:font-name-asian="Ubuntu2" style:font-size-asian="8pt" style:font-name-complex="Ubuntu2" style:font-size-complex="8pt"/>
    </style:style>
    <style:style style:name="T8" style:family="text">
      <style:text-properties style:font-name="Ubuntu1" fo:font-size="8pt" style:text-underline-style="solid" style:text-underline-width="auto" style:text-underline-color="font-color" officeooo:rsid="00632abf" style:font-name-asian="Ubuntu2" style:font-size-asian="8pt" style:font-name-complex="Ubuntu2" style:font-size-complex="8pt"/>
    </style:style>
    <style:style style:name="T9" style:family="text">
      <style:text-properties style:font-name="Ubuntu1" fo:font-size="8pt" style:text-underline-style="solid" style:text-underline-width="auto" style:text-underline-color="font-color" officeooo:rsid="006ddfce" style:font-name-asian="Ubuntu2" style:font-size-asian="8pt" style:font-name-complex="Ubuntu2" style:font-size-complex="8pt"/>
    </style:style>
    <style:style style:name="T10" style:family="text">
      <style:text-properties style:font-name="Ubuntu1" fo:font-size="8pt" style:text-underline-style="solid" style:text-underline-width="auto" style:text-underline-color="font-color" officeooo:rsid="0094fb72" style:font-name-asian="Ubuntu2" style:font-size-asian="8pt" style:font-name-complex="Ubuntu2" style:font-size-complex="8pt"/>
    </style:style>
    <style:style style:name="T11" style:family="text">
      <style:text-properties style:font-name="Ubuntu1" fo:font-size="8pt" style:text-underline-style="none" officeooo:rsid="00965874" style:font-name-asian="Ubuntu2" style:font-size-asian="8pt" style:font-name-complex="Ubuntu2" style:font-size-complex="8pt"/>
    </style:style>
    <style:style style:name="T12" style:family="text">
      <style:text-properties style:font-name="Ubuntu1" fo:font-size="8pt" style:text-underline-style="none" officeooo:rsid="006ddfce" style:font-name-asian="Ubuntu2" style:font-size-asian="8pt" style:font-name-complex="Ubuntu2" style:font-size-complex="8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94fb72"/>
    </style:style>
    <style:style style:name="T15" style:family="text">
      <style:text-properties officeooo:rsid="0065f891"/>
    </style:style>
    <style:style style:name="T16" style:family="text">
      <style:text-properties officeooo:rsid="006bb910"/>
    </style:style>
    <style:style style:name="T17" style:family="text">
      <style:text-properties officeooo:rsid="008c5398"/>
    </style:style>
    <style:style style:name="T18" style:family="text">
      <style:text-properties officeooo:rsid="00931d1d"/>
    </style:style>
    <style:style style:name="T19" style:family="text">
      <style:text-properties officeooo:rsid="0094fb72"/>
    </style:style>
    <style:style style:name="T20" style:family="text">
      <style:text-properties officeooo:rsid="0095125b"/>
    </style:style>
    <style:style style:name="T21" style:family="text">
      <style:text-properties officeooo:rsid="0096cd28"/>
    </style:style>
    <style:style style:name="T22" style:family="text">
      <style:text-properties officeooo:rsid="0096d0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Programação Orientada a Objetos</text:p>
      <text:p text:style-name="P7"/>
      <text:p text:style-name="P16"><text:span text:style-name="T1">Prof. D</text:span><text:span text:style-name="T2">elano</text:span><text:span text:style-name="T1"> </text:span><text:span text:style-name="T3">M. </text:span><text:span text:style-name="T2">Beder</text:span></text:p>
      <text:p text:style-name="P8"/>
      <text:p text:style-name="P19"/>
      <text:p text:style-name="P12">Roteiro <text:span text:style-name="T17">1</text:span><text:span text:style-name="T21">5</text:span><text:span text:style-name="T17"> – Polimorfismo Paramétrico</text:span></text:p>
      <text:p text:style-name="P12"/>
      <text:p text:style-name="P17"><text:span text:style-name="T4">1. </text:span><text:span text:style-name="T6">Crie um projeto (</text:span><text:span text:style-name="T8">C++</text:span><text:span text:style-name="T6">) denominado </text:span><text:span text:style-name="T10">Templates</text:span></text:p>
      <text:p text:style-name="P14"/>
      <text:p text:style-name="P3"><text:span text:style-name="T19">2</text:span>. <text:span text:style-name="T15">Arquivo main.cpp</text:span></text:p>
      <text:p text:style-name="P3"/>
      <text:p text:style-name="P20">#include &lt;iostream&gt;</text:p>
      <text:p text:style-name="P20">using namespace std;</text:p>
      <text:p text:style-name="P20"/>
      <text:p text:style-name="P20">template &lt;class X&gt; void troca(X&amp; a, X&amp; b) {</text:p>
      <text:p text:style-name="P20"><text:s text:c="4"/>X aux = a;</text:p>
      <text:p text:style-name="P20"><text:s text:c="4"/>a = b;</text:p>
      <text:p text:style-name="P20"><text:s text:c="4"/>b = aux;</text:p>
      <text:p text:style-name="P20">}</text:p>
      <text:p text:style-name="P20"/>
      <text:p text:style-name="P20">int main(int argc, char** argv) {</text:p>
      <text:p text:style-name="P20"/>
      <text:p text:style-name="P20"><text:s text:c="4"/>int i = 10, j = 20;</text:p>
      <text:p text:style-name="P20"><text:s text:c="4"/>double x = 10.1, y = 23.3;</text:p>
      <text:p text:style-name="P20"><text:s text:c="4"/>char a = 'A', b = 'Z';</text:p>
      <text:p text:style-name="P20"/>
      <text:p text:style-name="P20"><text:s text:c="4"/>cout &lt;&lt; "Original: " &lt;&lt; i &lt;&lt; " " &lt;&lt; j &lt;&lt; endl;</text:p>
      <text:p text:style-name="P20"><text:s text:c="4"/>cout &lt;&lt; "Original: " &lt;&lt; x &lt;&lt; " " &lt;&lt; y &lt;&lt; endl;</text:p>
      <text:p text:style-name="P20"><text:s text:c="4"/>cout &lt;&lt; "Original: " &lt;&lt; a &lt;&lt; " " &lt;&lt; b &lt;&lt; endl;</text:p>
      <text:p text:style-name="P20"><text:bookmark-start text:name="__DdeLink__570_595570624"/><text:s text:c="4"/>cout &lt;&lt; endl;</text:p>
      <text:p text:style-name="P20"><text:bookmark-end text:name="__DdeLink__570_595570624"/><text:s text:c="4"/></text:p>
      <text:p text:style-name="P20"><text:s text:c="4"/>troca(i, j); // Troca inteiros</text:p>
      <text:p text:style-name="P20"><text:s text:c="4"/>troca(x, y); // Troca números double</text:p>
      <text:p text:style-name="P20"><text:s text:c="4"/>troca(a, b); // Troca caracteres</text:p>
      <text:p text:style-name="P20"><text:s text:c="4"/></text:p>
      <text:p text:style-name="P20"><text:s text:c="4"/>cout &lt;&lt; "Depois da Troca: " &lt;&lt; i &lt;&lt; " " &lt;&lt; j &lt;&lt; endl;</text:p>
      <text:p text:style-name="P20"><text:s text:c="4"/>cout &lt;&lt; "Depois da Troca: " &lt;&lt; x &lt;&lt; " " &lt;&lt; y &lt;&lt; endl;</text:p>
      <text:p text:style-name="P20"><text:s text:c="4"/>cout &lt;&lt; "Depois da Troca: " &lt;&lt; a &lt;&lt; " " &lt;&lt; b &lt;&lt; endl;</text:p>
      <text:p text:style-name="P21"><text:s text:c="4"/>cout &lt;&lt; endl;</text:p>
      <text:p text:style-name="P20"><text:s text:c="4"/>return 0;</text:p>
      <text:p text:style-name="P20">}</text:p>
      <text:p text:style-name="P5"/>
      <text:p text:style-name="P5"><text:span text:style-name="T19">3</text:span>. Compile e execute (verifique <text:span text:style-name="T16">a</text:span> <text:span text:style-name="T16">saída impressa</text:span>)</text:p>
      <text:p text:style-name="P5"/>
      <text:p text:style-name="P10"><text:span text:style-name="T20">4</text:span><text:bookmark-start text:name="__DdeLink__356_699604837"/>. Implementação da abstração <text:span text:style-name="T19">Calculadora (genérica)</text:span></text:p>
      <text:p text:style-name="P15"><text:span text:style-name="T5"><text:line-break/></text:span><text:span text:style-name="T9">Nova classe C++</text:span><text:span text:style-name="T6"> denominad</text:span><text:span text:style-name="T7">a</text:span><text:span text:style-name="T6"> </text:span><text:span text:style-name="T10">Calculadora</text:span></text:p>
      <text:p text:style-name="P13"/>
      <text:p text:style-name="P15"><text:span text:style-name="T11">Um </text:span><text:span text:style-name="T12">arquivo: </text:span><text:span text:style-name="T10">Calculadora</text:span><text:span text:style-name="T9">.h</text:span><text:span text:style-name="T12"> (Cabeçalho </text:span><text:span text:style-name="T11">e Código-fonte</text:span><text:span text:style-name="T12">)</text:span></text:p>
      <text:p text:style-name="P9"/>
      <text:p text:style-name="P11"><text:span text:style-name="T20">4</text:span>.1 Arquivo <text:span text:style-name="T14">Calculadora</text:span><text:span text:style-name="T13">.h</text:span></text:p>
      <text:p text:style-name="P11"/>
      <text:p text:style-name="P23">#ifndef CALCULADORA_H</text:p>
      <text:p text:style-name="P23">#define CALCULADORA_H</text:p>
      <text:p text:style-name="P23"/>
      <text:p text:style-name="P23">#include &lt;iostream&gt;</text:p>
      <text:p text:style-name="P23">using namespace std;</text:p>
      <text:p text:style-name="P23"/>
      <text:p text:style-name="P23">template &lt;class T&gt;</text:p>
      <text:p text:style-name="P23">class Calculadora {</text:p>
      <text:p text:style-name="P23">public:</text:p>
      <text:p text:style-name="P23"><text:s text:c="4"/>Calculadora(T num1, T num2) :</text:p>
      <text:p text:style-name="P23"><text:s text:c="4"/>num1(num1), num2(num2) {</text:p>
      <text:p text:style-name="P23"><text:s text:c="4"/>}</text:p>
      <text:p text:style-name="P23"/>
      <text:p text:style-name="P23"><text:s text:c="4"/>~Calculadora() {</text:p>
      <text:p text:style-name="P23"><text:s text:c="4"/>}</text:p>
      <text:p text:style-name="P23"/>
      <text:p text:style-name="P23"><text:s text:c="4"/>T soma() <text:span text:style-name="T22">const </text:span>{</text:p>
      <text:p text:style-name="P23"><text:s text:c="8"/>return num1 + num2;</text:p>
      <text:p text:style-name="P23"><text:s text:c="4"/>}</text:p>
      <text:p text:style-name="P23"/>
      <text:p text:style-name="P23"><text:s text:c="4"/>T subtracao() <text:span text:style-name="T22">const </text:span>{</text:p>
      <text:p text:style-name="P23"><text:s text:c="8"/>return num1 - num2;</text:p>
      <text:p text:style-name="P23"><text:s text:c="4"/>}</text:p>
      <text:p text:style-name="P23"/>
      <text:p text:style-name="P23"/>
      <text:p text:style-name="P23"/>
      <text:p text:style-name="P23"><text:soft-page-break/><text:s text:c="4"/>T multiplicacao() <text:span text:style-name="T22">const </text:span>{</text:p>
      <text:p text:style-name="P23"><text:s text:c="8"/>return num1 * num2;</text:p>
      <text:p text:style-name="P23"><text:s text:c="4"/>}</text:p>
      <text:p text:style-name="P23"/>
      <text:p text:style-name="P23"><text:s text:c="4"/>T divisao() <text:span text:style-name="T22">const </text:span>{</text:p>
      <text:p text:style-name="P23"><text:s text:c="8"/>return num1 / num2;</text:p>
      <text:p text:style-name="P23"><text:s text:c="4"/>}</text:p>
      <text:p text:style-name="P23"/>
      <text:p text:style-name="P23"><text:s text:c="4"/>void imprime() <text:span text:style-name="T22">const </text:span>{</text:p>
      <text:p text:style-name="P23"><text:s text:c="8"/>cout &lt;&lt; "Numeros: " &lt;&lt; num1 &lt;&lt; " " &lt;&lt; num2 &lt;&lt; endl;</text:p>
      <text:p text:style-name="P23"><text:s text:c="8"/>cout &lt;&lt; "Soma: " &lt;&lt; soma() &lt;&lt; endl;</text:p>
      <text:p text:style-name="P23"><text:s text:c="8"/>cout &lt;&lt; "Subtracao: " &lt;&lt; subtracao() &lt;&lt; endl;</text:p>
      <text:p text:style-name="P23"><text:s text:c="8"/>cout &lt;&lt; "Multiplicacao: " &lt;&lt; multiplicacao() &lt;&lt; endl;</text:p>
      <text:p text:style-name="P23"><text:s text:c="8"/>cout &lt;&lt; "Divisao: " &lt;&lt; divisao() &lt;&lt; endl;</text:p>
      <text:p text:style-name="P23"><text:s text:c="4"/>}</text:p>
      <text:p text:style-name="P23">private:</text:p>
      <text:p text:style-name="P23"><text:s text:c="4"/>T num1, num2;</text:p>
      <text:p text:style-name="P23">};</text:p>
      <text:p text:style-name="P23"/>
      <text:p text:style-name="P23">#endif /* CALCULADORA_H */</text:p>
      <text:p text:style-name="P18"><text:bookmark-end text:name="__DdeLink__356_699604837"/></text:p>
      <text:p text:style-name="P2"><text:bookmark-start text:name="__DdeLink__568_595570624"/><text:span text:style-name="T18">5</text:span>. <text:span text:style-name="T15">Arquivo main.cpp</text:span></text:p>
      <text:p text:style-name="P1"/>
      <text:p text:style-name="P22">#include &lt;iostream&gt;</text:p>
      <text:p text:style-name="P22"/>
      <text:p text:style-name="P22">#include "Calculadora.h"</text:p>
      <text:p text:style-name="P22">using namespace std;</text:p>
      <text:p text:style-name="P22"/>
      <text:p text:style-name="P22">template &lt;class X&gt; void troca(X&amp; a, X&amp; b) {</text:p>
      <text:p text:style-name="P22"><text:s text:c="4"/>X aux = a;</text:p>
      <text:p text:style-name="P22"><text:s text:c="4"/>a = b;</text:p>
      <text:p text:style-name="P22"><text:s text:c="4"/>b = aux;</text:p>
      <text:p text:style-name="P22">}</text:p>
      <text:p text:style-name="P22"/>
      <text:p text:style-name="P22">int main(int argc, char** argv) {</text:p>
      <text:p text:style-name="P22"/>
      <text:p text:style-name="P22"><text:s text:c="4"/>int i = 10, j = 20;</text:p>
      <text:p text:style-name="P22"><text:s text:c="4"/>double x = 10.1, y = 23.3;</text:p>
      <text:p text:style-name="P22"><text:s text:c="4"/>char a = 'A', b = 'Z';</text:p>
      <text:p text:style-name="P22"/>
      <text:p text:style-name="P22"><text:s text:c="4"/>cout &lt;&lt; "Original: " &lt;&lt; i &lt;&lt; " " &lt;&lt; j &lt;&lt; endl;</text:p>
      <text:p text:style-name="P22"><text:s text:c="4"/>cout &lt;&lt; "Original: " &lt;&lt; x &lt;&lt; " " &lt;&lt; y &lt;&lt; endl;</text:p>
      <text:p text:style-name="P22"><text:s text:c="4"/>cout &lt;&lt; "Original: " &lt;&lt; a &lt;&lt; " " &lt;&lt; b &lt;&lt; endl;</text:p>
      <text:p text:style-name="P22"><text:s text:c="4"/>cout &lt;&lt; endl;</text:p>
      <text:p text:style-name="P22"><text:s text:c="4"/></text:p>
      <text:p text:style-name="P22"><text:s text:c="4"/>troca(i, j); // Troca inteiros</text:p>
      <text:p text:style-name="P22"><text:s text:c="4"/>troca(x, y); // Troca números double</text:p>
      <text:p text:style-name="P22"><text:s text:c="4"/>troca(a, b); // Troca caracteres</text:p>
      <text:p text:style-name="P22"><text:s text:c="4"/></text:p>
      <text:p text:style-name="P22"><text:s text:c="4"/>cout &lt;&lt; "Depois da Troca: " &lt;&lt; i &lt;&lt; " " &lt;&lt; j &lt;&lt; endl;</text:p>
      <text:p text:style-name="P22"><text:s text:c="4"/>cout &lt;&lt; "Depois da Troca: " &lt;&lt; x &lt;&lt; " " &lt;&lt; y &lt;&lt; endl;</text:p>
      <text:p text:style-name="P22"><text:s text:c="4"/>cout &lt;&lt; "Depois da Troca: " &lt;&lt; a &lt;&lt; " " &lt;&lt; b &lt;&lt; endl;</text:p>
      <text:p text:style-name="P22"><text:s text:c="4"/>cout &lt;&lt; endl;</text:p>
      <text:p text:style-name="P22"><text:s text:c="4"/></text:p>
      <text:p text:style-name="P22"><text:s text:c="4"/>Calculadora&lt;int&gt; cInt(10, 3);</text:p>
      <text:p text:style-name="P22"><text:s text:c="4"/>cInt.imprime();</text:p>
      <text:p text:style-name="P22"><text:s text:c="4"/></text:p>
      <text:p text:style-name="P22"><text:s text:c="4"/>cout &lt;&lt; endl;</text:p>
      <text:p text:style-name="P22"><text:s text:c="4"/></text:p>
      <text:p text:style-name="P22"><text:s text:c="4"/>Calculadora&lt;float&gt; cFloat(10, 3);</text:p>
      <text:p text:style-name="P22"><text:s text:c="4"/>cFloat.imprime();</text:p>
      <text:p text:style-name="P22"><text:s text:c="4"/></text:p>
      <text:p text:style-name="P22"><text:s text:c="4"/>return 0;</text:p>
      <text:p text:style-name="P22">}</text:p>
      <text:p text:style-name="P4"/>
      <text:p text:style-name="P4"><text:span text:style-name="T18">6</text:span>. Compile e execute (verifique <text:span text:style-name="T16">a</text:span> <text:span text:style-name="T16">saída impressa</text:span>)<text:bookmark-end text:name="__DdeLink__568_595570624"/></text:p>
      <text:p text:style-name="P4"/>
      <text:p text:style-name="P6"><text:span text:style-name="T18">7</text:span>. Fi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MathJax_Typewriter" svg:font-family="MathJax_Typewrit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Ubuntu1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orizontal_20_Line" style:display-name="Horizontal Line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78cm" fo:margin-bottom="1.778cm" fo:margin-left="1.778cm" fo:margin-right="1.778cm" fo:background-color="#ffffff" style:writing-mode="lr-tb" style:layout-grid-color="#c0c0c0" style:layout-grid-lines="2614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2-12T16:13:01.783021762</dc:date>
    <meta:editing-duration>PT8H8M9S</meta:editing-duration>
    <meta:editing-cycles>88</meta:editing-cycles>
    <meta:document-statistic meta:table-count="0" meta:image-count="0" meta:object-count="0" meta:page-count="2" meta:paragraph-count="110" meta:word-count="521" meta:character-count="2837" meta:non-whitespace-character-count="2084"/>
  </office:meta>
</office:document-meta>
</file>